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aa4cb"/>
    </style:style>
    <style:style style:name="P2" style:family="paragraph" style:parent-style-name="Standard">
      <style:text-properties officeooo:paragraph-rsid="001b2d38"/>
    </style:style>
    <style:style style:name="P3" style:family="paragraph" style:parent-style-name="Standard">
      <style:text-properties officeooo:paragraph-rsid="001ce910"/>
    </style:style>
    <style:style style:name="P4" style:family="paragraph" style:parent-style-name="Standard">
      <style:text-properties officeooo:paragraph-rsid="001dc481"/>
    </style:style>
    <style:style style:name="P5" style:family="paragraph" style:parent-style-name="Standard">
      <style:text-properties officeooo:paragraph-rsid="001fad2a"/>
    </style:style>
    <style:style style:name="P6" style:family="paragraph" style:parent-style-name="Standard">
      <style:text-properties officeooo:paragraph-rsid="0020fe73"/>
    </style:style>
    <style:style style:name="P7" style:family="paragraph" style:parent-style-name="Standard">
      <style:text-properties officeooo:paragraph-rsid="002145e6"/>
    </style:style>
    <style:style style:name="P8" style:family="paragraph" style:parent-style-name="Standard">
      <style:text-properties officeooo:paragraph-rsid="002342ab"/>
    </style:style>
    <style:style style:name="P9" style:family="paragraph" style:parent-style-name="Standard">
      <style:text-properties officeooo:paragraph-rsid="0023ad35"/>
    </style:style>
    <style:style style:name="T1" style:family="text">
      <style:text-properties officeooo:rsid="001aa4cb"/>
    </style:style>
    <style:style style:name="T2" style:family="text">
      <style:text-properties officeooo:rsid="001b2d38"/>
    </style:style>
    <style:style style:name="T3" style:family="text">
      <style:text-properties officeooo:rsid="001ce910"/>
    </style:style>
    <style:style style:name="T4" style:family="text">
      <style:text-properties officeooo:rsid="001dc481"/>
    </style:style>
    <style:style style:name="T5" style:family="text">
      <style:text-properties officeooo:rsid="001fad2a"/>
    </style:style>
    <style:style style:name="T6" style:family="text">
      <style:text-properties officeooo:rsid="0020fe73"/>
    </style:style>
    <style:style style:name="T7" style:family="text">
      <style:text-properties officeooo:rsid="002145e6"/>
    </style:style>
    <style:style style:name="T8" style:family="text">
      <style:text-properties officeooo:rsid="0022d89b"/>
    </style:style>
    <style:style style:name="T9" style:family="text">
      <style:text-properties officeooo:rsid="002342ab"/>
    </style:style>
    <style:style style:name="T10" style:family="text">
      <style:text-properties officeooo:rsid="0023ad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ext:p>
      <text:p text:style-name="P1"><text:span text:style-name="T1">Do you agree that Randy Samuels should be indicted on charges of manslaughter?</text:span></text:p>
      <text:p text:style-name="P2"><text:span text:style-name="T2">No. <text:s/>It should have been assumed that something would go wrong with the robot arm and the operator should not have been so close to the robot arm.</text:span></text:p>
      <text:p text:style-name="P2"><text:span text:style-name="T2"/></text:p>
      <text:p text:style-name="P1"><text:span text:style-name="T1">Could something like this happen to you?</text:span></text:p>
      <text:p text:style-name="P2"><text:span text:style-name="T2">Yes.</text:span></text:p>
      <text:p text:style-name="P2"><text:span text:style-name="T2"/></text:p>
      <text:p text:style-name="P1"><text:span text:style-name="T1">How do you feel about the fact that top management warned that “heads would roll if the</text:span></text:p>
      <text:p text:style-name="P1"><text:span text:style-name="T1">Jan. 1st deadline was not met”?</text:span></text:p>
      <text:p text:style-name="P2"><text:span text:style-name="T2">By telling the workers to cut corners he endangered the people working on the project and potentially the customers.</text:span></text:p>
      <text:p text:style-name="P2"><text:span text:style-name="T2"/></text:p>
      <text:p text:style-name="P1"><text:span text:style-name="T1">Should Johnson tell Reynolds how to run the project?</text:span></text:p>
      <text:p text:style-name="P3"><text:span text:style-name="T3">Since Johnson is Reynolds direct boss he should probably should be. <text:s/>His decisions should be informed though and he shouldn't tell others to do things that might be unethical.</text:span></text:p>
      <text:p text:style-name="P1"><text:span text:style-name="T1"/></text:p>
      <text:p text:style-name="P1"><text:span text:style-name="T1">What do you think about the “Ivory Snow Theory”?</text:span></text:p>
      <text:p text:style-name="P3"><text:span text:style-name="T3">Comparing ivory snow with software isn't very helpful. </text:span></text:p>
      <text:p text:style-name="P1"><text:span text:style-name="T1"/></text:p>
      <text:p text:style-name="P1"><text:span text:style-name="T1">Is “Perfect software an oxymoron”?</text:span></text:p>
      <text:p text:style-name="P2"><text:span text:style-name="T2">No. <text:s/>If it were an oxymoron, software would have to mean imperfect. <text:s/>The two words perfect and software are unrelated and so it is not an oxymoron.</text:span></text:p>
      <text:p text:style-name="P2"><text:span text:style-name="T2"/></text:p>
      <text:p text:style-name="P1"><text:span text:style-name="T1">Would you try for perfect software?</text:span></text:p>
      <text:p text:style-name="P2"><text:span text:style-name="T2">I think that the utility that can be gained from the software and the potential for improvement is better than striving for something as abstract and undefinable as perfection.</text:span></text:p>
      <text:p text:style-name="P1"><text:span text:style-name="T1"/></text:p>
      <text:p text:style-name="P1"><text:span text:style-name="T1"/></text:p>
      <text:p text:style-name="P3"><text:span text:style-name="T3">Do you think that the model that is used to do a software project is significant (e.g.</text:span></text:p>
      <text:p text:style-name="P3"><text:span text:style-name="T3">waterfall model vs. prototyping model)?</text:span></text:p>
      <text:p text:style-name="P4"><text:span text:style-name="T4">It's not significant to the manslaughter charges.</text:span></text:p>
      <text:p text:style-name="P4"><text:span text:style-name="T4"/></text:p>
      <text:p text:style-name="P3"><text:span text:style-name="T3">Was Sam Reynolds a good manager to head this project?</text:span></text:p>
      <text:p text:style-name="P4"><text:span text:style-name="T4">Probably not since he wasn't really qualified for the position.</text:span></text:p>
      <text:p text:style-name="P4"><text:span text:style-name="T4"/></text:p>
      <text:p text:style-name="P3"><text:span text:style-name="T3">Was the user interface a peripheral issue?</text:span></text:p>
      <text:p text:style-name="P4"><text:span text:style-name="T4">I don't know.</text:span></text:p>
      <text:p text:style-name="P4"><text:span text:style-name="T4"/></text:p>
      <text:p text:style-name="P3"><text:span text:style-name="T3">What will you do when you disagree with your boss?</text:span></text:p>
      <text:p text:style-name="P4"><text:span text:style-name="T4">I will probably do what he says as long as he is reasonable and is willing to explain why we do things the way that we do and if he is unwilling to I will probably do what he says because he might fire me if I don't.</text:span></text:p>
      <text:p text:style-name="P4"><text:span text:style-name="T4"/></text:p>
      <text:p text:style-name="P3"><text:span text:style-name="T3">Who is responsible, the company or the programmer?</text:span></text:p>
      <text:p text:style-name="P4"><text:span text:style-name="T4">The company.</text:span></text:p>
      <text:p text:style-name="P4"><text:span text:style-name="T4"/></text:p>
      <text:p text:style-name="P4"><text:span text:style-name="T4"/></text:p>
      <text:p text:style-name="P3"><text:soft-page-break/><text:span text:style-name="T3">Were the robot operators trained properly?</text:span></text:p>
      <text:p text:style-name="P9"><text:span text:style-name="T10">No.</text:span></text:p>
      <text:p text:style-name="P3"><text:span text:style-name="T3">Who would you sue and why?</text:span></text:p>
      <text:p text:style-name="P4"><text:span text:style-name="T4">Whoever decided it was a good idea to assume that the robot would work perfectly the first time and it was a good idea to stand within striking distance of the huge mechanical arm.</text:span></text:p>
      <text:p text:style-name="P4"><text:span text:style-name="T4"/></text:p>
      <text:p text:style-name="P7"><text:span text:style-name="T7">What do you think of the theory that it was the operator-robot interface designer who</text:span></text:p>
      <text:p text:style-name="P7"><text:span text:style-name="T7">should be on trial?</text:span></text:p>
      <text:p text:style-name="P7"><text:span text:style-name="T7">The user should not be able to </text:span><text:span text:style-name="T8">accidentally</text:span><text:span text:style-name="T7"> decapitate themselves with the machine even if the interface is poorly designed. <text:s/></text:span><text:span text:style-name="T8">The interface designer is not at fault, but is very bad at his job.</text:span></text:p>
      <text:p text:style-name="P7"><text:span text:style-name="T8"/></text:p>
      <text:p text:style-name="P7"><text:span text:style-name="T7">What do you think of Shneiderman’s Eight Golden Rules?</text:span></text:p>
      <text:p text:style-name="P7"><text:span text:style-name="T7">They are good rules to follow and summarize the purpose of an interface well.</text:span></text:p>
      <text:p text:style-name="P7"><text:span text:style-name="T7"/></text:p>
      <text:p text:style-name="P7"><text:span text:style-name="T7">Which one of the Shneiderman’s Eight Golden Rules do you think is the most important?</text:span></text:p>
      <text:p text:style-name="P7"><text:span text:style-name="T7">Why?</text:span></text:p>
      <text:p text:style-name="P7"><text:span text:style-name="T7">I feel that striving for consistency is the most important rule. <text:s/>This is because it not only makes actions easier and quicker to preform, but also reduces memory load by forming connections between similar objects.</text:span></text:p>
      <text:p text:style-name="P7"><text:span text:style-name="T7"/></text:p>
      <text:p text:style-name="P7"><text:span text:style-name="T7">What would you have done differently?</text:span></text:p>
      <text:p text:style-name="P7"><text:span text:style-name="T7">I probably would have wanted to use a black and white touch screen with a keyboard and a kill switch like the ones on treadmills where the user simply has to step away from the machine to kill it.</text:span></text:p>
      <text:p text:style-name="P5"><text:span text:style-name="T5"/></text:p>
      <text:p text:style-name="P5"><text:span text:style-name="T5"/></text:p>
      <text:p text:style-name="P5"><text:span text:style-name="T5">Should the software goal be perfection?</text:span></text:p>
      <text:p text:style-name="P6"><text:span text:style-name="T6">No.</text:span></text:p>
      <text:p text:style-name="P6"><text:span text:style-name="T6"/></text:p>
      <text:p text:style-name="P5"><text:span text:style-name="T5">Does it depend on the purpose of the software?</text:span></text:p>
      <text:p text:style-name="P8"><text:span text:style-name="T9">The rigor of the software depends on its purpose. <text:s/>Something like a video game does not matter nearly as much as an airplane in terms of bugs.</text:span></text:p>
      <text:p text:style-name="P8"><text:span text:style-name="T9"/></text:p>
      <text:p text:style-name="P5"><text:span text:style-name="T5">Is electronic surveillance of employees ethical?</text:span></text:p>
      <text:p text:style-name="P8"><text:span text:style-name="T9">Only by proper authority and with reasonable cause or if the surveillance is known by the employees.</text:span></text:p>
      <text:p text:style-name="P8"><text:span text:style-name="T9"/></text:p>
      <text:p text:style-name="P5"><text:span text:style-name="T5">Should you do what your boss asks you to do (e.g. fake software tests)?</text:span></text:p>
      <text:p text:style-name="P8"><text:span text:style-name="T9">If it is unethical then I should not do it.</text:span></text:p>
      <text:p text:style-name="P8"><text:span text:style-name="T9"/></text:p>
      <text:p text:style-name="P5"><text:span text:style-name="T5">Is it all right to lift functions from another software package?</text:span></text:p>
      <text:p text:style-name="P8"><text:span text:style-name="T9">No.</text:span></text:p>
      <text:p text:style-name="P8"><text:span text:style-name="T9"/></text:p>
      <text:p text:style-name="P5"><text:span text:style-name="T5">Did the employees at Silicon Techtronics violate the SE Code of Ethics and Professional</text:span></text:p>
      <text:p text:style-name="P5"><text:span text:style-name="T5">Practice (available on Blackboard)?</text:span></text:p>
      <text:p text:style-name="P8"><text:span text:style-name="T9">Yes. <text:s/>They stole and endangered peoples lives.</text:span></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oft-page-break/><text:span text:style-name="T9">Would the actions taken at Silicon Techtronics pass Kallman’s and Grillo’s tests?</text:span></text:p>
      <text:p text:style-name="P9"><text:span text:style-name="T10">No.</text:span></text:p>
      <text:p text:style-name="P9"><text:span text:style-name="T10"/></text:p>
      <text:p text:style-name="P8"><text:span text:style-name="T9">What have you learned from the Killer Robot articles?</text:span></text:p>
      <text:p text:style-name="P9"><text:span text:style-name="T10">Do the right 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7T10:00:57</meta:creation-date>
    <meta:generator>LibreOffice/3.6$Linux_x86 LibreOffice_project/360m1$Build-2</meta:generator>
    <dc:date>2013-01-07T14:36:18</dc:date>
    <meta:editing-duration>PT3H36M14S</meta:editing-duration>
    <meta:editing-cycles>4</meta:editing-cycles>
    <meta:document-statistic meta:table-count="0" meta:image-count="0" meta:object-count="0" meta:page-count="3" meta:paragraph-count="57" meta:word-count="712" meta:character-count="4022" meta:non-whitespace-character-count="3332"/>
  </office:meta>
</office:document-meta>
</file>